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1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4.9535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2.4866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6402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1.6835in"/>
    </style:style>
    <style:style style:name="co18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UMMARY-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56" table:default-cell-style-name="Default"/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) CIRCL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2) ELLIPS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3) TEARDRO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4) BUTTERFLY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5) SKEWEDASTROI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6) SNAILSHEL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7) RIBBON-1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8) RIBBON-10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4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9) ASTEPI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0) SNAHY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 SNAHYP GOO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SNAHYP BAD - EPS VALUE DOMINANT FACTOR GEOMETRY IN 4 CONSTRAINTS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0:29] process exited with status 1, elapsed time: 08.51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0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9:00] process exited with status 1, elapsed time: 08.17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5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2:44] process exited with status 1, elapsed time: 08.34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BIGGER LAMDA 0.25 MORE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6:36] process exited with status 1, elapsed time: 08.39s</text:p>
          </table:table-cell>
          <table:table-cell table:number-columns-repeated="57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7:58:37] process exited with status 1, elapsed time: 08.67s</text:p>
          </table:table-cell>
          <table:table-cell table:number-columns-repeated="57"/>
        </table:table-row>
        <table:table-row table:style-name="ro1" table:number-rows-repeated="7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LHAMDULILLAH 3 TIMES</text:p>
          </table:table-cell>
          <table:table-cell table:number-columns-repeated="57"/>
        </table:table-row>
        <table:table-row table:style-name="ro1" table:number-rows-repeated="1047158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Performance-1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2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:.D7])"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:.D7])"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:.D7])" office:value-type="float" office:value="0.00000550855746049825" calcext:value-type="float">
            <text:p>5.508557460498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14:.D17])"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14:.D17])"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14:.D17])" office:value-type="float" office:value="0.0000255434728267425" calcext:value-type="float">
            <text:p>2.554347282674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24:.D27])"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24:.D27])"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4:.D27])" office:value-type="float" office:value="0.0000678061472438975" calcext:value-type="float">
            <text:p>6.78061472439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34:.D37])"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34:.D37])"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34:.D37])" office:value-type="float" office:value="0.0000113536727503993" calcext:value-type="float">
            <text:p>1.13536727504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4:.D47])"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4:.D47])"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4:.D47])" office:value-type="float" office:value="0.00004545896929361" calcext:value-type="float">
            <text:p>4.545896929361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54:.D57])"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54:.D57])"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54:.D57])" office:value-type="float" office:value="0.000002895480632956" calcext:value-type="float">
            <text:p>2.895480632956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64:.D67])"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64:.D67])"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64:.D67])" office:value-type="float" office:value="0.00048191590698075" calcext:value-type="float">
            <text:p>4.819159069808E-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74:.D77])"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74:.D77])"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74:.D77])" office:value-type="float" office:value="0.000048039282392965" calcext:value-type="float">
            <text:p>4.80392823929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84:.D87])"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84:.D87])"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84:.D87])" office:value-type="float" office:value="0.00000468232237302125" calcext:value-type="float">
            <text:p>4.682322373021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94:.D97])"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94:.D97])"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94:.D97])" office:value-type="float" office:value="0.0000083554721008145" calcext:value-type="float">
            <text:p>8.355472100815E-06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isto-Perfomance-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7" table:default-cell-style-name="Default"/>
        <table:table-column table:style-name="co8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PERFORMANCE 1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 table:number-columns-repeated="2"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Circl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50855746049825" calcext:value-type="float">
            <text:p>5.508557460498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llips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55434728267425" calcext:value-type="float">
            <text:p>2.554347282674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Teardro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678061472438975" calcext:value-type="float">
            <text:p>6.78061472439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Butterfly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13536727503993" calcext:value-type="float">
            <text:p>1.13536727504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:.E9])" office:value-type="float" office:value="0.000002203789163406" calcext:value-type="float">
            <text:p>2.203789163406E-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ilshel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45896929361" calcext:value-type="float">
            <text:p>4.545896929361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:.E9])" office:value-type="float" office:value="0.00000881295627196" calcext:value-type="float">
            <text:p>8.812956271960E-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kewed-Astroid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:.E9])" office:value-type="float" office:value="0.00000550855746049825" calcext:value-type="float">
            <text:p>5.508557460498E-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039282392965" calcext:value-type="float">
            <text:p>4.80392823929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AstEpi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851719659103" calcext:value-type="float">
            <text:p>3.85171965910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606883043752" calcext:value-type="float">
            <text:p>5.60688304375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8232237302125" calcext:value-type="float">
            <text:p>4.682322373021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Hy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54721008145" calcext:value-type="float">
            <text:p>8.35547210081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J6:.J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L6:.L15])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N6:.N15])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P6:.P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R6:.R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T6:.T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V6:.V15])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J6:.J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L6:.L15])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N6:.N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P6:.P15])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R6:.R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T6:.T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V6:.V15])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AVERAGE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J6:.J15])" office:value-type="float" office:value="0.0000654082787257181" calcext:value-type="float">
            <text:p>6.540827872572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L6:.L15])" office:value-type="float" office:value="0.0000698259608402422" calcext:value-type="float">
            <text:p>6.98259608402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N6:.N15])" office:value-type="float" office:value="0.0000719954651447591" calcext:value-type="float">
            <text:p>7.199546514476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P6:.P15])" office:value-type="float" office:value="0.0000733940089115423" calcext:value-type="float">
            <text:p>7.33940089115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R6:.R15])" office:value-type="float" office:value="0.0000653928568552781" calcext:value-type="float">
            <text:p>6.539285685528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T6:.T15])" office:value-type="float" office:value="0.0000734095192175133" calcext:value-type="float">
            <text:p>7.340951921751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V6:.V15])" office:value-type="float" office:value="0.0000701559284055654" calcext:value-type="float">
            <text:p>7.01559284055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16:.E19])"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16:.E19])"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16:.E19])" office:value-type="float" office:value="0.0000255434728267425" calcext:value-type="float">
            <text:p>2.554347282674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26:.E29])"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26:.E29])"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6:.E29])" office:value-type="float" office:value="0.0000678061472438975" calcext:value-type="float">
            <text:p>6.78061472439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36:.E39])"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36:.E39])"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36:.E39])" office:value-type="float" office:value="0.0000113536727503993" calcext:value-type="float">
            <text:p>1.13536727504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46:.E49])"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46:.E49])"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46:.E49])" office:value-type="float" office:value="0.00004545896929361" calcext:value-type="float">
            <text:p>4.545896929361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56:.E59])"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56:.E59])"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56:.E59])" office:value-type="float" office:value="0.000002895480632956" calcext:value-type="float">
            <text:p>2.895480632956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6:.E69])"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6:.E69])"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6:.E69])" office:value-type="float" office:value="0.00048191590698075" calcext:value-type="float">
            <text:p>4.819159069808E-04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76:.E79])"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76:.E79])"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76:.E79])" office:value-type="float" office:value="0.000048039282392965" calcext:value-type="float">
            <text:p>4.803928239297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86:.E89])"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86:.E89])"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86:.E89])" office:value-type="float" office:value="0.00000468232237302125" calcext:value-type="float">
            <text:p>4.682322373021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96:.E99])"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96:.E99])"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96:.E99])" office:value-type="float" office:value="0.0000083554721008145" calcext:value-type="float">
            <text:p>8.355472100815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07:00:02.303865667</meta:creation-date>
    <dc:date>2023-10-15T08:33:16.029714133</dc:date>
    <meta:editing-duration>PT1H22M27S</meta:editing-duration>
    <meta:editing-cycles>24</meta:editing-cycles>
    <meta:generator>LibreOffice/6.4.7.2$Linux_X86_64 LibreOffice_project/40$Build-2</meta:generator>
    <meta:document-statistic meta:table-count="3" meta:cell-count="2454" meta:object-count="0"/>
  </office:meta>
</office:document-meta>
</file>